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KLUG" svg:font-family="LKLUG" style:font-pitch="variable"/>
    <style:font-face style:name="LKLUG1" svg:font-family="LKLUG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24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1.049cm" fo:min-width="3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8cm"/>
    </style:style>
    <style:style style:name="gr5" style:family="graphic" style:parent-style-name="standard">
      <style:graphic-properties draw:stroke="none" svg:stroke-color="#000000" draw:fill="none" draw:fill-color="#ffffff" fo:min-height="0.636cm"/>
    </style:style>
    <style:style style:name="gr6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3cm"/>
    </style:style>
    <style:style style:name="gr8" style:family="graphic" style:parent-style-name="standard">
      <style:graphic-properties draw:textarea-horizontal-align="justify" draw:textarea-vertical-align="middle" draw:auto-grow-height="false" fo:min-height="1.59cm" fo:min-width="1.622cm"/>
    </style:style>
    <style:style style:name="gr9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>
      <style:graphic-properties draw:stroke="none" svg:stroke-color="#000000" draw:fill="none" draw:fill-color="#ffffff" fo:min-height="1.273cm"/>
    </style:style>
    <style:style style:name="gr13" style:family="graphic" style:parent-style-name="standard">
      <style:graphic-properties draw:stroke="none" svg:stroke-color="#000000" draw:fill="none" draw:fill-color="#ffffff" fo:min-height="0.38cm"/>
    </style:style>
    <style:style style:name="gr14" style:family="graphic" style:parent-style-name="standard">
      <style:graphic-properties draw:stroke="none" svg:stroke-color="#000000" draw:fill="none" draw:fill-color="#ffffff" fo:min-height="0.637cm"/>
    </style:style>
    <style:style style:name="gr15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.03cm" svg:stroke-color="#000000" draw:marker-start="" draw:marker-start-width="0.26cm" draw:marker-start-center="false" draw:marker-end="" draw:marker-end-width="0.2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2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8pt"/>
    </style:style>
    <style:style style:name="P8" style:family="paragraph">
      <loext:graphic-properties draw:fill="none" draw:fill-color="#ffffff"/>
      <style:text-properties fo:font-size="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0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6pt"/>
    </style:style>
    <style:style style:name="T4" style:family="text">
      <style:text-properties fo:font-size="16pt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KLUG1" fo:font-size="16pt" fo:font-weight="normal" style:font-weight-asian="normal" style:font-weight-complex="normal"/>
    </style:style>
    <style:style style:name="T7" style:family="text">
      <style:text-properties fo:font-size="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cm" svg:height="7.6cm" svg:x="6.999cm" svg:y="9.799cm">
          <draw:glue-point draw:id="12" svg:x="-5cm" svg:y="-0.657cm"/>
          <draw:glue-point draw:id="13" svg:x="-4.876cm" svg:y="0.657cm"/>
          <draw:glue-point draw:id="14" svg:x="4.75cm" svg:y="1.315cm"/>
          <draw:glue-point draw:id="15" svg:x="1.125cm" svg:y="4.868cm"/>
          <text:p text:style-name="P1"><text:span text:style-name="T1">E-Notice 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4cm" svg:height="1.299cm" svg:x="2.999cm" svg:y="18.999cm">
          <text:p text:style-name="P3"><text:span text:style-name="T2">Registered 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cm" svg:height="1.299cm" svg:x="2.099cm" svg:y="6.799cm">
          <draw:glue-point draw:id="4" svg:x="1cm" svg:y="5.007cm"/>
          <draw:glue-point draw:id="5" svg:x="-2cm" svg:y="5cm"/>
          <text:p text:style-name="P1"><text:span text:style-name="T3">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4cm" svg:height="1.299cm" svg:x="14.999cm" svg:y="6.7cm">
          <draw:glue-point draw:id="4" svg:x="-1.75cm" svg:y="5.007cm"/>
          <draw:glue-point draw:id="5" svg:x="1.5cm" svg:y="5.007cm"/>
          <text:p text:style-name="P1"><text:span text:style-name="T4">Public</text:span><text:span text:style-name="T5"> </text:span><text:span text:style-name="T6">User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4.499cm" svg:y1="8.098cm" svg:x2="6.999cm" svg:y2="13.1cm" draw:start-shape="id1" draw:start-glue-point="4" draw:end-shape="id2" draw:end-glue-point="12" svg:d="M4499 8098v5002h2500" svg:viewBox="0 0 2501 5003">
          <text:p/>
        </draw:connector>
        <draw:connector draw:style-name="gr3" draw:text-style-name="P6" draw:layer="layout" svg:x1="7.099cm" svg:y1="14.098cm" svg:x2="3.299cm" svg:y2="8.097cm" draw:start-shape="id2" draw:start-glue-point="13" draw:end-shape="id1" draw:end-glue-point="5" svg:d="M7099 14098h-3800v-6001" svg:viewBox="0 0 3801 6002">
          <text:p/>
        </draw:connector>
        <draw:connector draw:style-name="gr3" draw:text-style-name="P6" draw:layer="layout" svg:x1="14.999cm" svg:y1="13.599cm" svg:x2="16.299cm" svg:y2="7.999cm" draw:start-shape="id2" draw:start-glue-point="10" draw:end-shape="id3" draw:end-glue-point="4" svg:d="M14999 13599h1300v-5600" svg:viewBox="0 0 1301 5601">
          <text:p/>
        </draw:connector>
        <draw:connector draw:style-name="gr3" draw:text-style-name="P6" draw:layer="layout" svg:x1="10.999cm" svg:y1="17.399cm" svg:x2="6.999cm" svg:y2="19.648cm" draw:start-shape="id2" draw:start-glue-point="8" draw:end-shape="id4" draw:end-glue-point="1" svg:d="M10999 17399v2249h-4000" svg:viewBox="0 0 4001 2250">
          <text:p/>
        </draw:connector>
        <draw:connector draw:style-name="gr3" draw:text-style-name="P6" draw:layer="layout" svg:x1="17.599cm" svg:y1="7.999cm" svg:x2="14.799cm" svg:y2="14.598cm" draw:start-shape="id3" draw:start-glue-point="5" draw:end-shape="id2" draw:end-glue-point="14" svg:d="M17599 7999v6599h-2800" svg:viewBox="0 0 2801 6600">
          <text:p/>
        </draw:connector>
        <draw:connector draw:style-name="gr3" draw:text-style-name="P6" draw:layer="layout" svg:x1="4.999cm" svg:y1="20.298cm" svg:x2="11.899cm" svg:y2="17.298cm" draw:start-shape="id4" draw:start-glue-point="2" draw:end-shape="id2" draw:end-glue-point="15" svg:d="M4999 20298v500h6900v-3500" svg:viewBox="0 0 6901 3501">
          <text:p/>
        </draw:connector>
        <draw:frame draw:style-name="gr4" draw:text-style-name="P8" draw:layer="layout" svg:width="2cm" svg:height="0.83cm" svg:x="1.399cm" svg:y="9.898cm">
          <draw:text-box>
            <text:p text:style-name="P7"><text:span text:style-name="T7">View artical</text:span></text:p>
          </draw:text-box>
        </draw:frame>
        <draw:frame draw:style-name="gr4" draw:text-style-name="P8" draw:layer="layout" svg:width="2cm" svg:height="0.83cm" svg:x="8.299cm" svg:y="19.198cm">
          <draw:text-box>
            <text:p text:style-name="P7"><text:span text:style-name="T7">View artical</text:span></text:p>
          </draw:text-box>
        </draw:frame>
        <draw:frame draw:style-name="gr4" draw:text-style-name="P8" draw:layer="layout" svg:width="1.3cm" svg:height="0.83cm" svg:x="8.6cm" svg:y="20.699cm">
          <draw:text-box>
            <text:p text:style-name="P7"><text:span text:style-name="T7">Log In</text:span></text:p>
          </draw:text-box>
        </draw:frame>
        <draw:frame draw:style-name="gr4" draw:text-style-name="P8" draw:layer="layout" svg:width="1.3cm" svg:height="0.83cm" svg:x="4.399cm" svg:y="9.999cm">
          <draw:text-box>
            <text:p text:style-name="P7"><text:span text:style-name="T7">Log In</text:span></text:p>
          </draw:text-box>
        </draw:frame>
        <draw:frame draw:style-name="gr5" draw:text-style-name="P8" draw:layer="layout" svg:width="1.6cm" svg:height="0.886cm" svg:x="17.499cm" svg:y="10.598cm">
          <draw:text-box>
            <text:p text:style-name="P7"><text:span text:style-name="T7">Sign Up</text:span></text:p>
          </draw:text-box>
        </draw:frame>
        <draw:frame draw:style-name="gr4" draw:text-style-name="P8" draw:layer="layout" svg:width="2cm" svg:height="0.83cm" svg:x="14.499cm" svg:y="9.598cm">
          <draw:text-box>
            <text:p text:style-name="P7"><text:span text:style-name="T7">View artical</text:span></text:p>
          </draw:text-box>
        </draw:frame>
      </draw:page>
      <draw:page draw:name="page2" draw:style-name="dp1" draw:master-page-name="Default">
        <draw:path draw:style-name="gr6" draw:text-style-name="P10" xml:id="id11" draw:id="id11" draw:layer="layout" svg:width="2.899cm" svg:height="1.299cm" svg:x="2.6cm" svg:y="16.4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Board_DB</text:span></text:p>
        </draw:path>
        <draw:custom-shape draw:style-name="gr7" draw:text-style-name="P11" xml:id="id5" draw:id="id5" draw:layer="layout" svg:width="3.8cm" svg:height="1cm" svg:x="13cm" svg:y="5cm">
          <text:p text:style-name="P11">Admin</text:p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3cm" svg:height="2.6cm" svg:x="7.6cm" svg:y="7.9cm">
          <draw:glue-point draw:id="12" svg:x="4.666cm" svg:y="1.923cm"/>
          <draw:glue-point draw:id="13" svg:x="4.666cm" svg:y="-1.923cm"/>
          <text:p text:style-name="P11">Authenti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svg:x1="14.9cm" svg:y1="6cm" svg:x2="10.161cm" svg:y2="8.28cm" draw:start-shape="id5" draw:start-glue-point="2" draw:end-shape="id6" draw:end-glue-point="11" svg:d="M14900 6000v950h-4739v1330" svg:viewBox="0 0 4740 2281">
          <text:p/>
        </draw:connector>
        <draw:custom-shape draw:style-name="gr7" draw:text-style-name="P11" xml:id="id8" draw:id="id8" draw:layer="layout" svg:width="3.8cm" svg:height="1cm" svg:x="2.2cm" svg:y="5cm">
          <text:p text:style-name="P11">Public User</text:p>
          <draw:enhanced-geometry svg:viewBox="0 0 21600 21600" draw:type="rectangle" draw:enhanced-path="M 0 0 L 21600 0 21600 21600 0 21600 0 0 Z N"/>
        </draw:custom-shape>
        <draw:custom-shape draw:style-name="gr7" draw:text-style-name="P11" xml:id="id7" draw:id="id7" draw:layer="layout" svg:width="3.8cm" svg:height="1cm" svg:x="7.7cm" svg:y="5cm">
          <text:p text:style-name="P11">Registed User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6cm" svg:y1="6cm" svg:x2="10.161cm" svg:y2="8.28cm" draw:start-shape="id7" draw:start-glue-point="2" draw:end-shape="id6" draw:end-glue-point="11" svg:d="M9600 6000v950h561v1330" svg:viewBox="0 0 562 2281">
          <text:p/>
        </draw:connector>
        <draw:connector draw:style-name="gr3" draw:text-style-name="P6" draw:layer="layout" svg:x1="4.1cm" svg:y1="6cm" svg:x2="7.6cm" svg:y2="9.2cm" draw:start-shape="id8" draw:start-glue-point="2" draw:end-shape="id6" draw:end-glue-point="6" svg:d="M4100 6000v3200h3500" svg:viewBox="0 0 3501 3201">
          <text:p/>
        </draw:connector>
        <draw:custom-shape draw:style-name="gr8" draw:text-style-name="P11" xml:id="id9" draw:id="id9" draw:layer="layout" svg:width="3cm" svg:height="2.6cm" svg:x="4.6cm" svg:y="11.6cm">
          <text:p text:style-name="P11">Managing</text:p>
          <text:p text:style-name="P11"><text:s/>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10" draw:id="id10" draw:layer="layout" svg:width="3cm" svg:height="2.6cm" svg:x="11.3cm" svg:y="11.7cm">
          <text:p text:style-name="P11">User’s 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0" xml:id="id13" draw:id="id13" draw:layer="layout" svg:width="2.899cm" svg:height="1.299cm" svg:x="13.3cm" svg:y="16.4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Board</text:span><text:span text:style-name="T8">_DB</text:span></text:p>
        </draw:path>
        <draw:path draw:style-name="gr10" draw:text-style-name="P10" xml:id="id12" draw:id="id12" draw:layer="layout" svg:width="2.899cm" svg:height="1.299cm" svg:x="7.7cm" svg:y="16.4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<text:s/></text:span><text:span text:style-name="T8">Notice_DB</text:span></text:p>
        </draw:path>
        <draw:connector draw:style-name="gr3" draw:text-style-name="P6" draw:layer="layout" svg:x1="8.039cm" svg:y1="10.12cm" svg:x2="6.1cm" svg:y2="11.6cm" draw:start-shape="id6" draw:start-glue-point="7" draw:end-shape="id9" draw:end-glue-point="4" svg:d="M8039 10120v931h-1939v549" svg:viewBox="0 0 1940 1481">
          <text:p/>
        </draw:connector>
        <draw:connector draw:style-name="gr3" draw:text-style-name="P6" draw:layer="layout" svg:x1="10.161cm" svg:y1="10.12cm" svg:x2="12.8cm" svg:y2="11.7cm" draw:start-shape="id6" draw:start-glue-point="9" draw:end-shape="id10" draw:end-glue-point="4" svg:d="M10161 10120v981h2639v599" svg:viewBox="0 0 2640 1581">
          <text:p/>
        </draw:connector>
        <draw:connector draw:style-name="gr3" draw:text-style-name="P6" draw:layer="layout" svg:x1="4.6cm" svg:y1="12.9cm" svg:x2="3.325cm" svg:y2="16.4cm" draw:start-shape="id9" draw:start-glue-point="6" draw:end-shape="id11" draw:end-glue-point="4" svg:d="M4600 12900h-1275v3500" svg:viewBox="0 0 1276 3501">
          <text:p/>
        </draw:connector>
        <draw:connector draw:style-name="gr3" draw:text-style-name="P6" draw:layer="layout" svg:x1="7.6cm" svg:y1="12.9cm" svg:x2="8.816cm" svg:y2="16.4cm" draw:start-shape="id9" draw:start-glue-point="10" draw:end-shape="id12" draw:end-glue-point="9" svg:d="M7600 12900h1216v3500" svg:viewBox="0 0 1217 3501">
          <text:p/>
        </draw:connector>
        <draw:connector draw:style-name="gr3" draw:text-style-name="P6" draw:layer="layout" svg:x1="11.3cm" svg:y1="13cm" svg:x2="9.947cm" svg:y2="16.4cm" draw:start-shape="id10" draw:start-glue-point="6" draw:end-shape="id12" draw:end-glue-point="6" svg:d="M11300 13000h-1353v3400" svg:viewBox="0 0 1354 3401">
          <text:p/>
        </draw:connector>
        <draw:connector draw:style-name="gr3" draw:text-style-name="P6" draw:layer="layout" svg:x1="14.3cm" svg:y1="13cm" svg:x2="15.547cm" svg:y2="16.4cm" draw:start-shape="id10" draw:start-glue-point="10" draw:end-shape="id13" draw:end-glue-point="6" svg:d="M14300 13000h1247v3400" svg:viewBox="0 0 1248 3401">
          <text:p/>
        </draw:connector>
        <draw:custom-shape draw:style-name="gr8" draw:text-style-name="P11" xml:id="id14" draw:id="id14" draw:layer="layout" svg:width="3cm" svg:height="2.6cm" svg:x="7.6cm" svg:y="20.2cm">
          <text:p text:style-name="P11">Vie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3.325cm" svg:y1="17.7cm" svg:x2="7.6cm" svg:y2="21.5cm" draw:start-shape="id11" draw:start-glue-point="5" draw:end-shape="id14" draw:end-glue-point="6" svg:d="M3325 17700v3800h4275" svg:viewBox="0 0 4276 3801">
          <text:p/>
        </draw:connector>
        <draw:connector draw:style-name="gr3" draw:text-style-name="P6" draw:layer="layout" draw:line-skew="0cm -1.499cm" svg:x1="8.425cm" svg:y1="17.7cm" svg:x2="7.6cm" svg:y2="21.5cm" draw:start-shape="id12" draw:start-glue-point="5" draw:end-shape="id14" draw:end-glue-point="6" svg:d="M8425 17700v1257h-2825v2543h2000" svg:viewBox="0 0 2826 3801">
          <text:p/>
        </draw:connector>
        <draw:custom-shape draw:style-name="gr7" draw:text-style-name="P11" xml:id="id17" draw:id="id17" draw:layer="layout" svg:width="3.8cm" svg:height="1cm" svg:x="13cm" svg:y="26cm">
          <text:p text:style-name="P11">Admin</text:p>
          <draw:enhanced-geometry svg:viewBox="0 0 21600 21600" draw:type="rectangle" draw:enhanced-path="M 0 0 L 21600 0 21600 21600 0 21600 0 0 Z N"/>
        </draw:custom-shape>
        <draw:custom-shape draw:style-name="gr7" draw:text-style-name="P11" xml:id="id15" draw:id="id15" draw:layer="layout" svg:width="3.8cm" svg:height="1cm" svg:x="2.2cm" svg:y="26cm">
          <text:p text:style-name="P11">Public User</text:p>
          <draw:enhanced-geometry svg:viewBox="0 0 21600 21600" draw:type="rectangle" draw:enhanced-path="M 0 0 L 21600 0 21600 21600 0 21600 0 0 Z N"/>
        </draw:custom-shape>
        <draw:custom-shape draw:style-name="gr7" draw:text-style-name="P11" xml:id="id16" draw:id="id16" draw:layer="layout" svg:width="3.8cm" svg:height="1cm" svg:x="7.7cm" svg:y="26cm">
          <text:p text:style-name="P11">Registed User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9.1cm" svg:y1="22.8cm" svg:x2="4.1cm" svg:y2="26cm" draw:start-shape="id14" draw:start-glue-point="8" draw:end-shape="id15" svg:d="M9100 22800v1601h-5000v1599" svg:viewBox="0 0 5001 3201">
          <text:p/>
        </draw:connector>
        <draw:connector draw:style-name="gr3" draw:text-style-name="P6" draw:layer="layout" svg:x1="9.1cm" svg:y1="22.8cm" svg:x2="9.6cm" svg:y2="26cm" draw:start-shape="id14" draw:start-glue-point="8" draw:end-shape="id16" svg:d="M9100 22800v1601h500v1599" svg:viewBox="0 0 501 3201">
          <text:p/>
        </draw:connector>
        <draw:connector draw:style-name="gr3" draw:text-style-name="P6" draw:layer="layout" svg:x1="9.1cm" svg:y1="22.8cm" svg:x2="14.9cm" svg:y2="26cm" draw:start-shape="id14" draw:start-glue-point="8" draw:end-shape="id17" draw:end-glue-point="0" svg:d="M9100 22800v1601h5800v1599" svg:viewBox="0 0 5801 3201">
          <text:p/>
        </draw:connector>
        <draw:path draw:style-name="gr11" draw:text-style-name="P10" xml:id="id18" draw:id="id18" draw:layer="layout" svg:width="2.899cm" svg:height="1.299cm" svg:x="14.2cm" svg:y="8.7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User_DB</text:span></text:p>
        </draw:path>
        <draw:connector draw:style-name="gr3" draw:text-style-name="P6" draw:layer="layout" svg:x1="10.6cm" svg:y1="9.2cm" svg:x2="10.6cm" svg:y2="9.2cm" draw:start-shape="id6" draw:start-glue-point="10" draw:end-shape="id6" draw:end-glue-point="10" svg:d="M10600 9200z" svg:viewBox="0 0 1 1">
          <text:p/>
        </draw:connector>
        <draw:connector draw:style-name="gr3" draw:text-style-name="P6" draw:layer="layout" svg:x1="10.499cm" svg:y1="9.699cm" svg:x2="15.323cm" svg:y2="10cm" draw:start-shape="id6" draw:start-glue-point="12" draw:end-shape="id18" draw:end-glue-point="8" svg:d="M10499 9699h1895v816h2929v-515" svg:viewBox="0 0 4825 817">
          <text:p/>
        </draw:connector>
        <draw:frame draw:style-name="gr4" draw:text-style-name="P8" draw:layer="layout" svg:width="1.3cm" svg:height="0.83cm" svg:x="11.5cm" svg:y="6.4cm">
          <draw:text-box>
            <text:p text:style-name="P7"><text:span text:style-name="T7">Log In</text:span></text:p>
          </draw:text-box>
        </draw:frame>
        <draw:frame draw:style-name="gr5" draw:text-style-name="P8" draw:layer="layout" svg:width="1.6cm" svg:height="0.886cm" svg:x="4.5cm" svg:y="8.714cm">
          <draw:text-box>
            <text:p text:style-name="P7"><text:span text:style-name="T7">Sign Up</text:span></text:p>
          </draw:text-box>
        </draw:frame>
        <draw:connector draw:style-name="gr3" draw:text-style-name="P6" draw:layer="layout" svg:x1="15.316cm" svg:y1="8.7cm" svg:x2="10.499cm" svg:y2="8.701cm" draw:start-shape="id18" draw:start-glue-point="9" draw:end-shape="id6" draw:end-glue-point="13" svg:d="M15316 8700v-515h-2922v516h-1895" svg:viewBox="0 0 4818 517">
          <text:p/>
        </draw:connector>
        <draw:frame draw:style-name="gr12" draw:text-style-name="P8" draw:layer="layout" svg:width="5cm" svg:height="1.523cm" svg:x="9cm" svg:y="23.7cm">
          <draw:text-box>
            <text:p text:style-name="P7"><text:span text:style-name="T7">Fetech notice and </text:span><text:span text:style-name="T7">notice board</text:span></text:p>
          </draw:text-box>
        </draw:frame>
        <draw:frame draw:style-name="gr4" draw:text-style-name="P8" draw:layer="layout" svg:width="2cm" svg:height="0.83cm" svg:x="3.5cm" svg:y="20.87cm">
          <draw:text-box>
            <text:p text:style-name="P7"><text:span text:style-name="T7">Fetch data</text:span></text:p>
          </draw:text-box>
        </draw:frame>
        <draw:frame draw:style-name="gr4" draw:text-style-name="P8" draw:layer="layout" svg:width="2cm" svg:height="0.83cm" svg:x="12.9cm" svg:y="7.67cm">
          <draw:text-box>
            <text:p text:style-name="P7"><text:span text:style-name="T7">Fetch data</text:span></text:p>
          </draw:text-box>
        </draw:frame>
        <draw:frame draw:style-name="gr13" draw:text-style-name="P8" draw:layer="layout" svg:width="2.6cm" svg:height="0.63cm" svg:x="13cm" svg:y="10.47cm">
          <draw:text-box>
            <text:p text:style-name="P7"><text:span text:style-name="T7"><text:s/></text:span><text:span text:style-name="T7">New user</text:span></text:p>
          </draw:text-box>
        </draw:frame>
        <draw:frame draw:style-name="gr14" draw:text-style-name="P8" draw:layer="layout" svg:width="2.9cm" svg:height="0.887cm" svg:x="0.7cm" svg:y="15.013cm">
          <draw:text-box>
            <text:p text:style-name="P7"><text:span text:style-name="T7">Insert/ edit/ delete</text:span></text:p>
          </draw:text-box>
        </draw:frame>
        <draw:frame draw:style-name="gr14" draw:text-style-name="P8" draw:layer="layout" svg:width="2.9cm" svg:height="0.887cm" svg:x="6.2cm" svg:y="15.013cm">
          <draw:text-box>
            <text:p text:style-name="P7"><text:span text:style-name="T7">Insert/ edit/ delete</text:span></text:p>
          </draw:text-box>
        </draw:frame>
        <draw:frame draw:style-name="gr14" draw:text-style-name="P8" draw:layer="layout" svg:width="2.9cm" svg:height="0.887cm" svg:x="15.566cm" svg:y="15.302cm">
          <draw:text-box>
            <text:p text:style-name="P7"><text:span text:style-name="T7">Insert/ edit/ delete</text:span></text:p>
          </draw:text-box>
        </draw:frame>
        <draw:frame draw:style-name="gr14" draw:text-style-name="P8" draw:layer="layout" svg:width="2.9cm" svg:height="0.887cm" svg:x="9.9cm" svg:y="15.3cm">
          <draw:text-box>
            <text:p text:style-name="P7"><text:span text:style-name="T7">Insert/ edit/ delete</text:span></text:p>
          </draw:text-box>
        </draw:frame>
        <draw:frame draw:style-name="gr14" draw:text-style-name="P8" draw:layer="layout" svg:width="2cm" svg:height="0.887cm" svg:x="6cm" svg:y="10.414cm">
          <draw:text-box>
            <text:p text:style-name="P7"><text:span text:style-name="T7">Admin only</text:span></text:p>
          </draw:text-box>
        </draw:frame>
        <draw:frame draw:style-name="gr14" draw:text-style-name="P8" draw:layer="layout" svg:width="2.7cm" svg:height="0.887cm" svg:x="10.3cm" svg:y="10.5cm">
          <draw:text-box>
            <text:p text:style-name="P7"><text:span text:style-name="T7">Loged In user</text:span></text:p>
          </draw:text-box>
        </draw:frame>
      </draw:page>
      <draw:page draw:name="page3" draw:style-name="dp1" draw:master-page-name="Default">
        <draw:custom-shape draw:style-name="gr7" draw:text-style-name="P11" xml:id="id21" draw:id="id21" draw:layer="layout" svg:width="3.8cm" svg:height="1cm" svg:x="13.007cm" svg:y="5.001cm">
          <text:p text:style-name="P11">Admin</text:p>
          <draw:enhanced-geometry svg:viewBox="0 0 21600 21600" draw:type="rectangle" draw:enhanced-path="M 0 0 L 21600 0 21600 21600 0 21600 0 0 Z N"/>
        </draw:custom-shape>
        <draw:custom-shape draw:style-name="gr8" draw:text-style-name="P11" xml:id="id20" draw:id="id20" draw:layer="layout" svg:width="3cm" svg:height="2.6cm" svg:x="11.8cm" svg:y="8.3cm">
          <draw:glue-point draw:id="12" svg:x="4.666cm" svg:y="1.923cm"/>
          <draw:glue-point draw:id="13" svg:x="4.666cm" svg:y="-1.923cm"/>
          <text:p text:style-name="P11">Logi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1" xml:id="id22" draw:id="id22" draw:layer="layout" svg:width="3.8cm" svg:height="1cm" svg:x="2.207cm" svg:y="5.001cm">
          <text:p text:style-name="P11">Public User</text:p>
          <draw:enhanced-geometry svg:viewBox="0 0 21600 21600" draw:type="rectangle" draw:enhanced-path="M 0 0 L 21600 0 21600 21600 0 21600 0 0 Z N"/>
        </draw:custom-shape>
        <draw:custom-shape draw:style-name="gr7" draw:text-style-name="P11" xml:id="id19" draw:id="id19" draw:layer="layout" svg:width="3.8cm" svg:height="1cm" svg:x="7.707cm" svg:y="5.001cm">
          <text:p text:style-name="P11">Registed User</text:p>
          <draw:enhanced-geometry svg:viewBox="0 0 21600 21600" draw:type="rectangle" draw:enhanced-path="M 0 0 L 21600 0 21600 21600 0 21600 0 0 Z N"/>
        </draw:custom-shape>
        <draw:path draw:style-name="gr15" draw:text-style-name="P10" xml:id="id24" draw:id="id24" draw:layer="layout" svg:width="2.899cm" svg:height="1.299cm" svg:x="7.6cm" svg:y="13.1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User_DB</text:span></text:p>
        </draw:path>
        <draw:custom-shape draw:style-name="gr8" draw:text-style-name="P11" xml:id="id23" draw:id="id23" draw:layer="layout" svg:width="3cm" svg:height="2.6cm" svg:x="5.1cm" svg:y="8.3cm">
          <draw:glue-point draw:id="12" svg:x="4.333cm" svg:y="1.923cm"/>
          <draw:glue-point draw:id="13" svg:x="4.666cm" svg:y="-1.923cm"/>
          <text:p text:style-name="P11">Registr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svg:x1="9.607cm" svg:y1="6.001cm" svg:x2="13.3cm" svg:y2="8.3cm" draw:start-shape="id19" draw:start-glue-point="2" draw:end-shape="id20" draw:end-glue-point="4" svg:d="M9607 6001v1150h3693v1149" svg:viewBox="0 0 3694 2300">
          <text:p/>
        </draw:connector>
        <draw:connector draw:style-name="gr3" draw:text-style-name="P6" draw:layer="layout" svg:x1="14.907cm" svg:y1="6.001cm" svg:x2="13.3cm" svg:y2="8.3cm" draw:start-shape="id21" draw:start-glue-point="2" draw:end-shape="id20" draw:end-glue-point="4" svg:d="M14907 6001v1150h-1607v1149" svg:viewBox="0 0 1608 2300">
          <text:p/>
        </draw:connector>
        <draw:connector draw:style-name="gr3" draw:text-style-name="P6" draw:layer="layout" svg:x1="4.107cm" svg:y1="6.001cm" svg:x2="5.1cm" svg:y2="9.6cm" draw:start-shape="id22" draw:start-glue-point="2" draw:end-shape="id23" draw:end-glue-point="6" svg:d="M4107 6001v3599h993" svg:viewBox="0 0 994 3600">
          <text:p/>
        </draw:connector>
        <draw:connector draw:style-name="gr3" draw:text-style-name="P6" draw:layer="layout" svg:x1="8.1cm" svg:y1="9.6cm" svg:x2="11.8cm" svg:y2="9.6cm" draw:start-shape="id23" draw:start-glue-point="10" draw:end-shape="id20" svg:d="M8100 9600h3700" svg:viewBox="0 0 3701 1">
          <text:p/>
        </draw:connector>
        <draw:connector draw:style-name="gr3" draw:text-style-name="P6" draw:layer="layout" svg:x1="6.6cm" svg:y1="10.9cm" svg:x2="7.6cm" svg:y2="13.75cm" draw:start-shape="id23" draw:start-glue-point="8" draw:end-shape="id24" draw:end-glue-point="3" svg:d="M6600 10900v2850h1000" svg:viewBox="0 0 1001 2851">
          <text:p/>
        </draw:connector>
        <draw:connector draw:style-name="gr3" draw:text-style-name="P6" draw:layer="layout" svg:x1="9.847cm" svg:y1="13.1cm" svg:x2="13.3cm" svg:y2="10.9cm" draw:start-shape="id24" draw:start-glue-point="6" draw:end-shape="id20" draw:end-glue-point="8" svg:d="M9847 13100v-1106h3453v-1094" svg:viewBox="0 0 3454 2201">
          <text:p/>
        </draw:connector>
      </draw:page>
      <draw:page draw:name="page4" draw:style-name="dp1" draw:master-page-name="Default">
        <draw:path draw:style-name="gr16" draw:text-style-name="P10" xml:id="id29" draw:id="id29" draw:layer="layout" svg:width="2.899cm" svg:height="1.299cm" svg:x="6.5cm" svg:y="13.4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Board_DB</text:span></text:p>
        </draw:path>
        <draw:custom-shape draw:style-name="gr8" draw:text-style-name="P11" xml:id="id25" draw:id="id25" draw:layer="layout" svg:width="3cm" svg:height="2.6cm" svg:x="8.1cm" svg:y="3.5cm">
          <draw:glue-point draw:id="12" svg:x="4.333cm" svg:y="1.923cm"/>
          <draw:glue-point draw:id="13" svg:x="4.666cm" svg:y="-1.923cm"/>
          <text:p text:style-name="P11">Authenti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1" xml:id="id26" draw:id="id26" draw:layer="layout" svg:width="3cm" svg:height="2.6cm" svg:x="2.8cm" svg:y="7.8cm">
          <text:p text:style-name="P11">Managing </text:p>
          <text:p text:style-name="P11">Notice boar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0" xml:id="id28" draw:id="id28" draw:layer="layout" svg:width="2.899cm" svg:height="1.299cm" svg:x="12.2cm" svg:y="13.3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<text:s/></text:span><text:span text:style-name="T8">Notice_</text:span><text:span text:style-name="T8">DB</text:span></text:p>
        </draw:path>
        <draw:frame draw:style-name="gr14" draw:text-style-name="P8" draw:layer="layout" svg:width="2cm" svg:height="0.887cm" svg:x="9.4cm" svg:y="6.313cm">
          <draw:text-box>
            <text:p text:style-name="P7"><text:span text:style-name="T7">Admin only</text:span></text:p>
          </draw:text-box>
        </draw:frame>
        <draw:custom-shape draw:style-name="gr8" draw:text-style-name="P11" xml:id="id27" draw:id="id27" draw:layer="layout" svg:width="3cm" svg:height="2.6cm" svg:x="12.5cm" svg:y="8.8cm">
          <text:p text:style-name="P11">Managing</text:p>
          <text:p text:style-name="P11"><text:s/>Not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9.6cm" svg:y1="6.1cm" svg:x2="5.361cm" svg:y2="8.18cm" draw:start-shape="id25" draw:start-glue-point="8" draw:end-shape="id26" draw:end-glue-point="11" svg:d="M9600 6100v851h-4239v1229" svg:viewBox="0 0 4240 2081">
          <text:p/>
        </draw:connector>
        <draw:connector draw:style-name="gr3" draw:text-style-name="P6" draw:layer="layout" svg:x1="9.6cm" svg:y1="6.1cm" svg:x2="14cm" svg:y2="8.8cm" draw:start-shape="id25" draw:start-glue-point="8" draw:end-shape="id27" draw:end-glue-point="4" svg:d="M9600 6100v1351h4400v1349" svg:viewBox="0 0 4401 2701">
          <text:p/>
        </draw:connector>
        <draw:connector draw:style-name="gr3" draw:text-style-name="P6" draw:layer="layout" svg:x1="12.5cm" svg:y1="10.1cm" svg:x2="12.2cm" svg:y2="13.95cm" draw:start-shape="id27" draw:start-glue-point="6" draw:end-shape="id28" draw:end-glue-point="3" svg:d="M12500 10100h-816v3850h516" svg:viewBox="0 0 817 3851">
          <text:p/>
        </draw:connector>
        <draw:connector draw:style-name="gr3" draw:text-style-name="P6" draw:layer="layout" svg:x1="4.3cm" svg:y1="10.4cm" svg:x2="6.5cm" svg:y2="14.05cm" draw:start-shape="id26" draw:start-glue-point="8" draw:end-shape="id29" draw:end-glue-point="3" svg:d="M4300 10400v3650h2200" svg:viewBox="0 0 2201 3651">
          <text:p/>
        </draw:connector>
        <draw:frame draw:style-name="gr12" draw:text-style-name="P8" draw:layer="layout" svg:width="4.1cm" svg:height="1.523cm" svg:x="4.4cm" svg:y="11.5cm">
          <draw:text-box>
            <text:p text:style-name="P7"><text:span text:style-name="T7">Insert edit and delete </text:span><text:span text:style-name="T7">notice boards</text:span></text:p>
          </draw:text-box>
        </draw:frame>
        <draw:frame draw:style-name="gr12" draw:text-style-name="P8" draw:layer="layout" svg:width="4.8cm" svg:height="1.523cm" svg:x="11.8cm" svg:y="11.777cm">
          <draw:text-box>
            <text:p text:style-name="P7"><text:span text:style-name="T7">Insert edit and delete </text:span><text:span text:style-name="T7">notices</text:span></text:p>
          </draw:text-box>
        </draw:frame>
      </draw:page>
      <draw:page draw:name="page5" draw:style-name="dp1" draw:master-page-name="Default">
        <draw:path draw:style-name="gr18" draw:text-style-name="P10" xml:id="id34" draw:id="id34" draw:layer="layout" svg:width="2.899cm" svg:height="1.299cm" svg:x="5.5cm" svg:y="14.6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Board_DB</text:span></text:p>
        </draw:path>
        <draw:custom-shape draw:style-name="gr8" draw:text-style-name="P11" xml:id="id30" draw:id="id30" draw:layer="layout" svg:width="3cm" svg:height="2.6cm" svg:x="8.1cm" svg:y="3.507cm">
          <draw:glue-point draw:id="12" svg:x="4.333cm" svg:y="1.923cm"/>
          <draw:glue-point draw:id="13" svg:x="4.666cm" svg:y="-1.923cm"/>
          <text:p text:style-name="P11">Authenti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1" xml:id="id31" draw:id="id31" draw:layer="layout" svg:width="3cm" svg:height="2.6cm" svg:x="2.8cm" svg:y="7.807cm">
          <text:p text:style-name="P11">Commenting </text:p>
          <text:p text:style-name="P11">on</text:p>
          <text:p text:style-name="P11"><text:s/>Not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0" xml:id="id33" draw:id="id33" draw:layer="layout" svg:width="2.899cm" svg:height="1.299cm" svg:x="14.4cm" svg:y="14.8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<text:s/></text:span><text:span text:style-name="T8">Notice_DB</text:span></text:p>
        </draw:path>
        <draw:frame draw:style-name="gr14" draw:text-style-name="P8" draw:layer="layout" svg:width="3cm" svg:height="0.887cm" svg:x="9.4cm" svg:y="6.32cm">
          <draw:text-box>
            <text:p text:style-name="P7"><text:span text:style-name="T7">Loged In User</text:span></text:p>
          </draw:text-box>
        </draw:frame>
        <draw:custom-shape draw:style-name="gr8" draw:text-style-name="P11" xml:id="id32" draw:id="id32" draw:layer="layout" svg:width="3cm" svg:height="2.6cm" svg:x="14.9cm" svg:y="9cm">
          <text:p text:style-name="P11">Subscribing to</text:p>
          <text:p text:style-name="P11"><text:s/>Notice 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9.6cm" svg:y1="6.107cm" svg:x2="5.361cm" svg:y2="8.187cm" draw:start-shape="id30" draw:start-glue-point="8" draw:end-shape="id31" draw:end-glue-point="11" svg:d="M9600 6107v851h-4239v1229" svg:viewBox="0 0 4240 2081">
          <text:p/>
        </draw:connector>
        <draw:connector draw:style-name="gr3" draw:text-style-name="P6" draw:layer="layout" svg:x1="9.6cm" svg:y1="6.107cm" svg:x2="16.4cm" svg:y2="9cm" draw:start-shape="id30" draw:start-glue-point="8" draw:end-shape="id32" draw:end-glue-point="4" svg:d="M9600 6107v1447h6800v1446" svg:viewBox="0 0 6801 2894">
          <text:p/>
        </draw:connector>
        <draw:connector draw:style-name="gr3" draw:text-style-name="P6" draw:layer="layout" draw:line-skew="-0.985cm" svg:x1="14.9cm" svg:y1="10.3cm" svg:x2="14.4cm" svg:y2="15.45cm" draw:start-shape="id32" draw:start-glue-point="6" draw:end-shape="id33" draw:end-glue-point="3" svg:d="M14900 10300h-2000v5150h1500" svg:viewBox="0 0 2001 5151">
          <text:p/>
        </draw:connector>
        <draw:connector draw:style-name="gr3" draw:text-style-name="P6" draw:layer="layout" svg:x1="4.3cm" svg:y1="10.407cm" svg:x2="6.95cm" svg:y2="14.6cm" draw:start-shape="id31" draw:start-glue-point="8" draw:end-shape="id34" draw:end-glue-point="0" svg:d="M4300 10407v2090h2650v2103" svg:viewBox="0 0 2651 4194">
          <text:p/>
        </draw:connector>
        <draw:custom-shape draw:style-name="gr8" draw:text-style-name="P11" xml:id="id35" draw:id="id35" draw:layer="layout" svg:width="3cm" svg:height="2.6cm" svg:x="7.5cm" svg:y="8cm">
          <text:p text:style-name="P11">Marking</text:p>
          <text:p text:style-name="P11"><text:s/>Notices </text:p>
          <text:p text:style-name="P11">as view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9cm" svg:y1="10.6cm" svg:x2="6.95cm" svg:y2="14.6cm" draw:start-shape="id35" draw:start-glue-point="8" draw:end-shape="id34" draw:end-glue-point="0" svg:d="M9000 10600v1994h-2050v2006" svg:viewBox="0 0 2051 4001">
          <text:p/>
        </draw:connector>
      </draw:page>
      <draw:page draw:name="page6" draw:style-name="dp1" draw:master-page-name="Default">
        <draw:path draw:style-name="gr20" draw:text-style-name="P10" xml:id="id44" draw:id="id44" draw:layer="layout" svg:width="2.899cm" svg:height="1.299cm" svg:x="13.2cm" svg:y="4.7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Board_DB</text:span></text:p>
        </draw:path>
        <draw:path draw:style-name="gr21" draw:text-style-name="P10" xml:id="id42" draw:id="id42" draw:layer="layout" svg:width="2.899cm" svg:height="1.299cm" svg:x="3.4cm" svg:y="4.5cm" svg:viewBox="0 0 2900 1300" svg:d="M0 0h2900zM0 1300v-1300zM2900 1300h-2900zM218 0v1300z">
          <draw:glue-point draw:id="4" svg:x="-2.5cm" svg:y="-5cm"/>
          <draw:glue-point draw:id="5" svg:x="-2.5cm" svg:y="5cm"/>
          <draw:glue-point draw:id="6" svg:x="2.75cm" svg:y="-5cm"/>
          <draw:glue-point draw:id="7" svg:x="2.75cm" svg:y="5cm"/>
          <draw:glue-point draw:id="8" svg:x="-1.129cm" svg:y="5cm"/>
          <draw:glue-point draw:id="9" svg:x="-1.153cm" svg:y="-5cm"/>
          <text:p text:style-name="P9"><text:span text:style-name="T8"><text:s/></text:span><text:span text:style-name="T8">Notice_DB</text:span></text:p>
        </draw:path>
        <draw:custom-shape draw:style-name="gr8" draw:text-style-name="P11" xml:id="id40" draw:id="id40" draw:layer="layout" svg:width="3cm" svg:height="2.6cm" svg:x="4.8cm" svg:y="12.2cm">
          <text:p text:style-name="P11">Render</text:p>
          <text:p text:style-name="P11">Noti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39" draw:id="id39" draw:layer="layout" svg:width="3.8cm" svg:height="1cm" svg:x="13.9cm" svg:y="17.1cm">
          <text:p text:style-name="P11">Admin</text:p>
          <draw:enhanced-geometry svg:viewBox="0 0 21600 21600" draw:type="rectangle" draw:enhanced-path="M 0 0 L 21600 0 21600 21600 0 21600 0 0 Z N"/>
        </draw:custom-shape>
        <draw:custom-shape draw:style-name="gr7" draw:text-style-name="P11" xml:id="id37" draw:id="id37" draw:layer="layout" svg:width="3.8cm" svg:height="1cm" svg:x="3.1cm" svg:y="17.1cm">
          <text:p text:style-name="P11">Public User</text:p>
          <draw:enhanced-geometry svg:viewBox="0 0 21600 21600" draw:type="rectangle" draw:enhanced-path="M 0 0 L 21600 0 21600 21600 0 21600 0 0 Z N"/>
        </draw:custom-shape>
        <draw:custom-shape draw:style-name="gr7" draw:text-style-name="P11" xml:id="id41" draw:id="id41" draw:layer="layout" svg:width="3.8cm" svg:height="1cm" svg:x="8.7cm" svg:y="17.1cm">
          <text:p text:style-name="P11">Registed Us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6" draw:layer="layout" draw:line-skew="3.025cm" svg:x1="10.6cm" svg:y1="13.5cm" svg:x2="5cm" svg:y2="17.1cm" draw:start-shape="id36" draw:start-glue-point="0" draw:end-shape="id37" draw:end-glue-point="0" svg:d="M10600 13500v2500h-5600v1100" svg:viewBox="0 0 5601 3601">
          <text:p/>
        </draw:connector>
        <draw:connector draw:style-name="gr3" draw:text-style-name="P6" draw:layer="layout" draw:line-skew="2.625cm" svg:x1="10.6cm" svg:y1="13.4cm" svg:x2="15.8cm" svg:y2="17.1cm" draw:start-shape="id38" draw:start-glue-point="0" draw:end-shape="id39" draw:end-glue-point="0" svg:d="M10600 13400v2100h5200v1600" svg:viewBox="0 0 5201 3701">
          <text:p/>
        </draw:connector>
        <draw:frame draw:style-name="gr22" draw:text-style-name="P8" draw:layer="layout" svg:width="3.3cm" svg:height="0.6cm" svg:x="10.5cm" svg:y="14.9cm">
          <draw:text-box>
            <text:p text:style-name="P7"><text:span text:style-name="T7">View rendered </text:span><text:span text:style-name="T7">artical </text:span></text:p>
          </draw:text-box>
        </draw:frame>
        <draw:connector draw:style-name="gr3" draw:text-style-name="P6" xml:id="id36" draw:id="id36" draw:layer="layout" svg:x1="7.8cm" svg:y1="13.5cm" svg:x2="10.6cm" svg:y2="17.1cm" draw:start-shape="id40" draw:start-glue-point="10" draw:end-shape="id41" draw:end-glue-point="0" svg:d="M7800 13500h2800v3600" svg:viewBox="0 0 2801 3601">
          <text:p/>
        </draw:connector>
        <draw:connector draw:style-name="gr3" draw:text-style-name="P6" draw:layer="layout" svg:x1="4.85cm" svg:y1="5.8cm" svg:x2="10.1cm" svg:y2="8.5cm" draw:start-shape="id42" draw:start-glue-point="2" draw:end-shape="id43" draw:end-glue-point="4" svg:d="M4850 5800v1357h5250v1343" svg:viewBox="0 0 5251 2701">
          <text:p/>
        </draw:connector>
        <draw:connector draw:style-name="gr3" draw:text-style-name="P6" draw:layer="layout" svg:x1="14.323cm" svg:y1="6cm" svg:x2="10.1cm" svg:y2="8.5cm" draw:start-shape="id44" draw:start-glue-point="8" draw:end-shape="id43" draw:end-glue-point="4" svg:d="M14323 6000v1257h-4223v1243" svg:viewBox="0 0 4224 2501">
          <text:p/>
        </draw:connector>
        <draw:frame draw:style-name="gr4" draw:text-style-name="P8" draw:layer="layout" svg:width="2cm" svg:height="0.83cm" svg:x="8.4cm" svg:y="4.2cm">
          <draw:text-box>
            <text:p text:style-name="P7"><text:span text:style-name="T7">Fetch data</text:span></text:p>
          </draw:text-box>
        </draw:frame>
        <draw:custom-shape draw:style-name="gr8" draw:text-style-name="P11" xml:id="id45" draw:id="id45" draw:layer="layout" svg:width="3cm" svg:height="2.6cm" svg:x="12.9cm" svg:y="12.1cm">
          <text:p text:style-name="P11">Render</text:p>
          <text:p text:style-name="P11">Notice Boar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3" draw:id="id43" draw:layer="layout" svg:width="3cm" svg:height="2.6cm" svg:x="8.6cm" svg:y="8.5cm">
          <text:p text:style-name="P11">Fetching data</text:p>
          <text:p text:style-name="P11">To 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9.039cm" svg:y1="10.72cm" svg:x2="7.361cm" svg:y2="12.58cm" draw:start-shape="id43" draw:start-glue-point="7" draw:end-shape="id40" draw:end-glue-point="11" svg:d="M9039 10720v931h-1678v929" svg:viewBox="0 0 1679 1861">
          <text:p/>
        </draw:connector>
        <draw:connector draw:style-name="gr3" draw:text-style-name="P6" draw:layer="layout" svg:x1="11.161cm" svg:y1="10.72cm" svg:x2="13.339cm" svg:y2="12.48cm" draw:start-shape="id43" draw:start-glue-point="9" draw:end-shape="id45" draw:end-glue-point="5" svg:d="M11161 10720v882h1090v-3h1088v881" svg:viewBox="0 0 2179 1761">
          <text:p/>
        </draw:connector>
        <draw:connector draw:style-name="gr3" draw:text-style-name="P6" xml:id="id38" draw:id="id38" draw:layer="layout" svg:x1="12.9cm" svg:y1="13.4cm" svg:x2="10.6cm" svg:y2="17.1cm" draw:start-shape="id45" draw:start-glue-point="6" draw:end-shape="id41" draw:end-glue-point="0" svg:d="M12900 13400h-2300v3700" svg:viewBox="0 0 2301 3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KLUG" svg:font-family="LKLUG" style:font-pitch="variable"/>
    <style:font-face style:name="LKLUG1" svg:font-family="LKLUG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7:09:03.404636040</meta:creation-date>
    <dc:date>2017-09-19T10:24:09.477823191</dc:date>
    <meta:editing-duration>PT59M5S</meta:editing-duration>
    <meta:editing-cycles>11</meta:editing-cycles>
    <meta:generator>LibreOffice/5.2.2.2$Linux_X86_64 LibreOffice_project/20m0$Build-2</meta:generator>
    <meta:document-statistic meta:object-count="113"/>
  </office:meta>
</office:document-meta>
</file>